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e1ef0" officeooo:paragraph-rsid="000e1ef0"/>
    </style:style>
    <style:style style:name="P2" style:family="paragraph" style:parent-style-name="Text_20_body">
      <style:text-properties officeooo:rsid="000e1ef0" officeooo:paragraph-rsid="00104f44"/>
    </style:style>
    <style:style style:name="P3" style:family="paragraph" style:parent-style-name="Text_20_body">
      <style:text-properties officeooo:paragraph-rsid="0010494f"/>
    </style:style>
    <style:style style:name="P4" style:family="paragraph" style:parent-style-name="Text_20_body">
      <style:text-properties officeooo:rsid="00104f44" officeooo:paragraph-rsid="00104f44"/>
    </style:style>
    <style:style style:name="P5" style:family="paragraph" style:parent-style-name="code">
      <style:text-properties officeooo:rsid="0008e471" officeooo:paragraph-rsid="0010494f"/>
    </style:style>
    <style:style style:name="P6" style:family="paragraph" style:parent-style-name="code">
      <style:text-properties officeooo:rsid="000e1ef0" officeooo:paragraph-rsid="000e1ef0"/>
    </style:style>
    <style:style style:name="P7" style:family="paragraph" style:parent-style-name="code">
      <style:text-properties officeooo:rsid="000e1ef0" officeooo:paragraph-rsid="00104f44"/>
    </style:style>
    <style:style style:name="P8" style:family="paragraph" style:parent-style-name="code">
      <style:text-properties officeooo:paragraph-rsid="000fb5a2"/>
    </style:style>
    <style:style style:name="P9" style:family="paragraph" style:parent-style-name="code">
      <style:text-properties officeooo:paragraph-rsid="00104f44"/>
    </style:style>
    <style:style style:name="P10" style:family="paragraph" style:parent-style-name="code">
      <style:text-properties fo:font-weight="bold" style:font-weight-asian="bold" style:font-weight-complex="bold"/>
    </style:style>
    <style:style style:name="P11" style:family="paragraph" style:parent-style-name="Standard">
      <style:text-properties officeooo:rsid="00104f44" officeooo:paragraph-rsid="00104f44"/>
    </style:style>
    <style:style style:name="P1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4">
      <style:text-properties officeooo:paragraph-rsid="000fb5a2"/>
    </style:style>
    <style:style style:name="P18" style:family="paragraph" style:parent-style-name="code">
      <style:text-properties fo:font-weight="bold" officeooo:rsid="00115ff5" officeooo:paragraph-rsid="00115ff5" style:font-weight-asian="bold" style:font-weight-complex="bold"/>
    </style:style>
    <style:style style:name="P19" style:family="paragraph" style:parent-style-name="code">
      <style:text-properties fo:font-weight="bold" officeooo:rsid="000e1ef0" officeooo:paragraph-rsid="000e1ef0" style:font-weight-asian="bold" style:font-weight-complex="bold"/>
    </style:style>
    <style:style style:name="P20" style:family="paragraph" style:parent-style-name="code">
      <style:text-properties officeooo:rsid="000e1ef0" officeooo:paragraph-rsid="00104f4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876f6"/>
    </style:style>
    <style:style style:name="T3" style:family="text">
      <style:text-properties officeooo:rsid="0008e471"/>
    </style:style>
    <style:style style:name="T4" style:family="text">
      <style:text-properties officeooo:rsid="0009b408"/>
    </style:style>
    <style:style style:name="T5" style:family="text">
      <style:text-properties officeooo:rsid="000e1ef0"/>
    </style:style>
    <style:style style:name="T6" style:family="text">
      <style:text-properties officeooo:rsid="000fb5a2"/>
    </style:style>
    <style:style style:name="T7" style:family="text">
      <style:text-properties officeooo:rsid="0010494f"/>
    </style:style>
    <style:style style:name="T8" style:family="text">
      <style:text-properties officeooo:rsid="00104f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15ff5"/>
    </style:style>
    <style:style style:name="T11" style:family="text">
      <style:text-properties officeooo:rsid="0012ecff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2"><text:a xlink:type="simple" xlink:href="#__RefHeading__383_1849749987" text:style-name="Internet_20_link" text:visited-style-name="Internet_20_link">1.1. </text:a>Aufgabe: Projekt: Intarray<text:tab/>1</text:p>
          <text:p text:style-name="P12"><text:a xlink:type="simple" xlink:href="#__RefHeading__385_1849749987" text:style-name="Internet_20_link" text:visited-style-name="Internet_20_link">1.2. </text:a>Aufgabe: Klasse Stack - Ein Taschenrechner<text:tab/>3</text:p>
          <text:p text:style-name="P12"><text:a xlink:type="simple" xlink:href="#__RefHeading__387_1849749987" text:style-name="Internet_20_link" text:visited-style-name="Internet_20_link">1.3. </text:a><text:span text:style-name="T1">Aufgabe: Klasse Ringschlange</text:span><text:tab/>5</text:p>
        </text:index-body>
      </text:table-of-content>
      <text:h text:style-name="Heading_20_2" text:outline-level="2"><text:bookmark-start text:name="__RefHeading__383_1849749987"/>Aufgabe: Projekt: Intarray<text:bookmark-end text:name="__RefHeading__383_1849749987"/></text:h>
      <text:p text:style-name="P3"><text:span text:style-name="T7">Gegebn ist das </text:span>Testprogramm: <text:span text:style-name="T3">test-intarray.cpp</text:span></text:p>
      <text:p text:style-name="P5">// ahofmann, 2016</text:p>
      <text:p text:style-name="P5">// test-intarray.cpp</text:p>
      <text:p text:style-name="P5"/>
      <text:p text:style-name="P5">#include &lt;iostream&gt;</text:p>
      <text:p text:style-name="P5">using namespace std;</text:p>
      <text:p text:style-name="P5"/>
      <text:p text:style-name="P5">#include "intarray.h"</text:p>
      <text:p text:style-name="P5"/>
      <text:p text:style-name="P5">int main(){</text:p>
      <text:p text:style-name="P5"><text:tab/>Intarray a1; <text:tab/><text:tab/>// def. cons</text:p>
      <text:p text:style-name="P5"><text:tab/>Intarray a2(<text:span text:style-name="T4">10</text:span>,<text:span text:style-name="T4">9</text:span>);<text:tab/>// <text:span text:style-name="T4">10 Stück mit Wert 9</text:span></text:p>
      <text:p text:style-name="P5"><text:tab/>Intarray a3=a2; <text:s/><text:tab/>// copy cons</text:p>
      <text:p text:style-name="P5"><text:tab/>//Intarray a3(a2);</text:p>
      <text:p text:style-name="P5"><text:tab/>int feld[5]={1,2,3,4,5};</text:p>
      <text:p text:style-name="P5"><text:tab/>Intarray a4(feld, 5);<text:tab/>// <text:span text:style-name="T4">Typumwandlungs-cons</text:span></text:p>
      <text:p text:style-name="P5"/>
      <text:p text:style-name="P5"><text:tab/>Intarray* pa2;</text:p>
      <text:p text:style-name="P5"><text:tab/></text:p>
      <text:p text:style-name="P5"><text:tab/>cout&lt;&lt;"a1= ..." &lt;&lt;endl;</text:p>
      <text:p text:style-name="P5"><text:tab/>cout&lt;&lt; a1.toString();</text:p>
      <text:p text:style-name="P5"><text:tab/></text:p>
      <text:p text:style-name="P5"><text:tab/>cout&lt;&lt;"a2= ..." &lt;&lt;endl;</text:p>
      <text:p text:style-name="P5"><text:tab/>cout&lt;&lt; a2.toString();</text:p>
      <text:p text:style-name="P5"><text:tab/></text:p>
      <text:p text:style-name="P5"><text:tab/>cout&lt;&lt;"a3= ..." &lt;&lt;endl;</text:p>
      <text:p text:style-name="P5"><text:tab/>cout&lt;&lt; a3.toString();</text:p>
      <text:p text:style-name="P5"><text:tab/></text:p>
      <text:p text:style-name="P5"><text:tab/>cout&lt;&lt;"a4= ..." &lt;&lt;endl;</text:p>
      <text:p text:style-name="P5"><text:tab/>cout&lt;&lt; a4.toString();</text:p>
      <text:p text:style-name="P5"><text:tab/></text:p>
      <text:p text:style-name="P5"><text:tab/>a4.setAt(1,4711);</text:p>
      <text:p text:style-name="P5"><text:tab/>cout&lt;&lt;"a4= ..." &lt;&lt;endl;</text:p>
      <text:p text:style-name="P5"><text:tab/>cout&lt;&lt; a4.toString();</text:p>
      <text:p text:style-name="P5"><text:tab/></text:p>
      <text:p text:style-name="P5"><text:tab/>a4.append(a2);</text:p>
      <text:p text:style-name="P5"><text:tab/>cout&lt;&lt;"a4= ..." &lt;&lt;endl;</text:p>
      <text:p text:style-name="P5"><text:tab/>cout&lt;&lt; a4.toString();</text:p>
      <text:p text:style-name="P5"><text:tab/></text:p>
      <text:p text:style-name="P5"><text:tab/>pa2= a2.clone();</text:p>
      <text:p text:style-name="P5"><text:tab/>cout&lt;&lt;"pa2= ..." &lt;&lt;endl;</text:p>
      <text:p text:style-name="P5"><text:tab/>cout&lt;&lt; pa2-&gt;toString();</text:p>
      <text:p text:style-name="P5"><text:tab/>delete pa2;</text:p>
      <text:p text:style-name="P5"><text:tab/></text:p>
      <text:p text:style-name="P5"/>
      <text:p text:style-name="P5"><text:soft-page-break/><text:tab/>cout &lt;&lt; endl&lt;&lt;endl;</text:p>
      <text:p text:style-name="P5"><text:tab/>return 0;</text:p>
      <text:p text:style-name="P5">}</text:p>
      <text:p text:style-name="P3"/>
      <text:p text:style-name="P3">Erstellen Sie die Klasse Intarray:</text:p>
      <text:p text:style-name="P4">Anmerkung: <text:line-break/>Die mit //+ gekennzeichneten Methoden brauchen nicht programmiert zu werden, wenn Sie glauben diese bei einem Test <text:s/>beantworten zu können.<text:line-break/></text:p>
      <text:p text:style-name="Text_20_body">Die Klasse intarray.h, intarray.cpp</text:p>
      <text:p text:style-name="code">// intarray.h</text:p>
      <text:p text:style-name="code">…</text:p>
      <text:p text:style-name="P10">class Intarray{</text:p>
      <text:p text:style-name="P10"><text:tab/>private:</text:p>
      <text:p text:style-name="P10"><text:s text:c="8"/>int* a;</text:p>
      <text:p text:style-name="P10"><text:s text:c="8"/>int size;</text:p>
      <text:p text:style-name="P10">public:</text:p>
      <text:p text:style-name="code"><text:tab/>// Konstruktoren</text:p>
      <text:p text:style-name="code"><text:tab/>// Intarray(); <text:s text:c="10"/><text:tab/><text:tab/><text:tab/> // default cons</text:p>
      <text:p text:style-name="P10"><text:tab/>Intarray(<text:span text:style-name="T4">int size=</text:span>10, <text:span text:style-name="T4">int value=</text:span>9);<text:tab/> // 10 mal 9</text:p>
      <text:p text:style-name="P10"><text:tab/>Intarray(const Intarray&amp; other); <text:tab/> // Copy cons !!!!!</text:p>
      <text:p text:style-name="P10"><text:tab/>Intarray(int* o, int len); <text:s text:c="4"/><text:tab/>// <text:span text:style-name="T2">T</text:span>ypumwandlungs-cons !!!!!</text:p>
      <text:p text:style-name="P10"/>
      <text:p text:style-name="P9"><text:tab/>//+Intarray(<text:span text:style-name="T8">int size=</text:span>6,<text:span text:style-name="T8">int von=</text:span>1, <text:span text:style-name="T8">int bis=</text:span>45);<text:line-break/><text:tab/>// 6 Zufallszahlen zw. 1...45</text:p>
      <text:p text:style-name="P9"/>
      <text:p text:style-name="code"><text:tab/>// Destructor</text:p>
      <text:p text:style-name="P10"><text:tab/>~Intarray();</text:p>
      <text:p text:style-name="P10"/>
      <text:p text:style-name="code"><text:tab/>// Konvertierungen</text:p>
      <text:p text:style-name="P10"><text:tab/>string toString() const;</text:p>
      <text:p text:style-name="P10"/>
      <text:p text:style-name="code"><text:tab/>// allg. Methoden</text:p>
      <text:p text:style-name="code"><text:tab/>//+void sort();</text:p>
      <text:p text:style-name="code"><text:tab/>//+double getMittelwert() const;</text:p>
      <text:p text:style-name="code"/>
      <text:p text:style-name="code"><text:tab/>//get/set</text:p>
      <text:p text:style-name="P10"><text:tab/>void setAt(int i, int value);</text:p>
      <text:p text:style-name="code"><text:tab/>//+int getAt(int) const;</text:p>
      <text:p text:style-name="code"/>
      <text:p text:style-name="P10"><text:tab/>void append(const Intarray&amp; other);</text:p>
      <text:p text:style-name="code"><text:tab/>//+void append(int value);</text:p>
      <text:p text:style-name="code"><text:tab/>//+void append(int* arr, int len);</text:p>
      <text:p text:style-name="code"/>
      <text:p text:style-name="P10"><text:tab/>Intarray* clone();</text:p>
      <text:p text:style-name="code"><text:tab/>//<text:span text:style-name="T4">+</text:span>Intarray* getSubArray(int von_idx, int bis_idx);</text:p>
      <text:p text:style-name="code"><text:tab/>//<text:span text:style-name="T4">+</text:span>void add(const Intarray&amp; other) // Elementweises addieren</text:p>
      <text:p text:style-name="code"><text:tab/>//<text:span text:style-name="T4">+</text:span>void insertAt(int i, const Intarray&amp; other);</text:p>
      <text:p text:style-name="code"/>
      <text:p text:style-name="code"><text:tab/>// math</text:p>
      <text:p text:style-name="code"><text:tab/>//<text:span text:style-name="T4">+</text:span>int skalarProdukt(const Intarray&amp; other);</text:p>
      <text:p text:style-name="code"><text:tab/>//<text:span text:style-name="T4">+</text:span>Intarray* durchschnitt(const Intarray&amp; other);</text:p>
      <text:p text:style-name="code"><text:soft-page-break/><text:tab/>//<text:span text:style-name="T4">+</text:span>Intarray* vereinigung(const Intarray&amp; other);</text:p>
      <text:p text:style-name="code"><text:tab/>//<text:span text:style-name="T4">+</text:span>Intarray* differenz(const Intarray&amp; other);</text:p>
      <text:p text:style-name="code">};</text:p>
      <text:p text:style-name="Text_20_body"/>
      <text:h text:style-name="Heading_20_2" text:outline-level="2"><text:bookmark-start text:name="__RefHeading__385_1849749987"/>Aufgabe: <text:span text:style-name="T5">Klasse Stack - Ein</text:span> <text:span text:style-name="T5">Taschenrechner</text:span><text:bookmark-end text:name="__RefHeading__385_1849749987"/></text:h>
      <text:p text:style-name="P2">Bringen Sie das folg. Programm test_taschenrechner.cpp zum Laufen.</text:p>
      <text:p text:style-name="P1">Es wird die Klasse Stack (zum Speichern von double-Werten) benötigt.</text:p>
      <text:p text:style-name="P6">/** </text:p>
      <text:p text:style-name="P6"><text:s/>* @brief A calculator using postfix notation and a stack</text:p>
      <text:p text:style-name="P6"><text:s/>* </text:p>
      <text:p text:style-name="P6"><text:s/>* class stack is used to caculate the result.</text:p>
      <text:p text:style-name="P6"><text:s/>*</text:p>
      <text:p text:style-name="P6"><text:s/>* @file test_taschenrechner.cpp</text:p>
      <text:p text:style-name="P6"><text:s/>* @author Anton Hofmann </text:p>
      <text:p text:style-name="P6"><text:s/>* @date 12 Feb 2017</text:p>
      <text:p text:style-name="P6"><text:s/>*</text:p>
      <text:p text:style-name="P6"><text:s/>* g++ test_taschenrechner.cpp <text:s/>-o test_taschenrechner.exe</text:p>
      <text:p text:style-name="P6"><text:s/>* ./test_taschenrechner.exe</text:p>
      <text:p text:style-name="P6"><text:s/>*/</text:p>
      <text:p text:style-name="P6"/>
      <text:p text:style-name="P6">#include &lt;cstdio&gt;</text:p>
      <text:p text:style-name="P6">#include &lt;cctype&gt;<text:tab/><text:tab/>// wegen isdigit()</text:p>
      <text:p text:style-name="P6">#include &lt;cstdlib&gt;<text:tab/><text:tab/>// wegen atof() <text:span text:style-name="T8">und size_t</text:span></text:p>
      <text:p text:style-name="P6">#include &lt;iostream&gt;</text:p>
      <text:p text:style-name="P6">using namespace std;</text:p>
      <text:p text:style-name="P6"/>
      <text:p text:style-name="P6">#define IL_MAX <text:s text:c="2"/>20</text:p>
      <text:p text:style-name="P6">#define END_CHAR '='</text:p>
      <text:p text:style-name="P6"/>
      <text:p text:style-name="P18">#include "stack.h"</text:p>
      <text:p text:style-name="P18"/>
      <text:p text:style-name="P6">/*</text:p>
      <text:p text:style-name="P6"><text:s/>* @brief read a value (number or operator) from stdin</text:p>
      <text:p text:style-name="P6"><text:s/>*</text:p>
      <text:p text:style-name="P6"><text:s/>* @param str a char array holding the input</text:p>
      <text:p text:style-name="P6"><text:s/>* @param len holds the max. length of the input array</text:p>
      <text:p text:style-name="P6"><text:s/>* @return '0' if the input was a number</text:p>
      <text:p text:style-name="P6"><text:s/>* @return str[0] if the input was no number but an operator +,-,...</text:p>
      <text:p text:style-name="P6"><text:s/>*/</text:p>
      <text:p text:style-name="P6">char mygetline(char str[], int len){</text:p>
      <text:p text:style-name="P6"><text:tab/>scanf ("%s", str);</text:p>
      <text:p text:style-name="P6"><text:tab/>if (isdigit(str[0]))</text:p>
      <text:p text:style-name="P6"><text:tab/><text:tab/>return('0');</text:p>
      <text:p text:style-name="P6"><text:tab/>else</text:p>
      <text:p text:style-name="P6"><text:tab/><text:tab/>return(str[0]);</text:p>
      <text:p text:style-name="P6">}</text:p>
      <text:p text:style-name="P6"/>
      <text:p text:style-name="P6">// ---------------------------------------------------------------------</text:p>
      <text:p text:style-name="P6">int <text:s/>main(){</text:p>
      <text:p text:style-name="P6"><text:tab/>double <text:s/>op1,op2;<text:tab/><text:tab/><text:tab/>// hold an operand of an expression</text:p>
      <text:p text:style-name="P6"><text:soft-page-break/><text:tab/>char input_line[IL_MAX+1]; // input line</text:p>
      <text:p text:style-name="P6"><text:tab/>char ch; <text:tab/><text:tab/><text:tab/><text:tab/>// hold return value of mygetline()</text:p>
      <text:p text:style-name="P6"/>
      <text:p text:style-name="P19"><text:tab/>Stack stack(1024); ///&lt; stack with max. 1024 values</text:p>
      <text:p text:style-name="P19"/>
      <text:p text:style-name="P6"><text:tab/>cout &lt;&lt; "\nTaschenrechner ...";</text:p>
      <text:p text:style-name="P6"><text:tab/>cout &lt;&lt; "\nZahlen in umgekehrter polnischer Notation eingeben.";</text:p>
      <text:p text:style-name="P6"><text:tab/>cout &lt;&lt; "\n ... Beispiel: 12 2 * 4 + 2 / = ";</text:p>
      <text:p text:style-name="P6"><text:tab/>cout &lt;&lt; "\n ... dies entspricht infix: (12 * 2 + 4) / 2 =";</text:p>
      <text:p text:style-name="P6"><text:tab/>cout &lt;&lt; "\n ... Ergebnis=14.00\n\n";</text:p>
      <text:p text:style-name="P6"/>
      <text:p text:style-name="P6"><text:tab/>do {</text:p>
      <text:p text:style-name="P6"><text:tab/><text:tab/>ch=mygetline(input_line,IL_MAX);</text:p>
      <text:p text:style-name="P6"/>
      <text:p text:style-name="P6"><text:tab/><text:tab/>switch(ch){</text:p>
      <text:p text:style-name="P6"><text:tab/><text:tab/><text:tab/>case '+':</text:p>
      <text:p text:style-name="P19"><text:tab/><text:tab/><text:tab/><text:tab/>op1= stack.top(); stack.pop();</text:p>
      <text:p text:style-name="P19"><text:tab/><text:tab/><text:tab/><text:tab/>op2= stack.top(); stack.pop();<text:tab/></text:p>
      <text:p text:style-name="P19"><text:tab/><text:tab/><text:tab/><text:tab/>stack.push(op1+op2);</text:p>
      <text:p text:style-name="P6"><text:tab/><text:tab/><text:tab/><text:tab/>break;</text:p>
      <text:p text:style-name="P6"><text:tab/><text:tab/><text:tab/>case '-':</text:p>
      <text:p text:style-name="P6"><text:tab/><text:tab/><text:tab/><text:tab/>op1= stack.top(); stack.pop();</text:p>
      <text:p text:style-name="P6"><text:tab/><text:tab/><text:tab/><text:tab/>op2= stack.top(); stack.pop();<text:tab/></text:p>
      <text:p text:style-name="P6"><text:tab/><text:tab/><text:tab/><text:tab/>stack.push(op1-op2);</text:p>
      <text:p text:style-name="P6"><text:tab/><text:tab/><text:tab/><text:tab/>break;</text:p>
      <text:p text:style-name="P6"><text:tab/><text:tab/><text:tab/>case '*':</text:p>
      <text:p text:style-name="P6"><text:tab/><text:tab/><text:tab/><text:tab/>op1= stack.top(); stack.pop();</text:p>
      <text:p text:style-name="P6"><text:tab/><text:tab/><text:tab/><text:tab/>op2= stack.top(); stack.pop();<text:tab/></text:p>
      <text:p text:style-name="P6"><text:tab/><text:tab/><text:tab/><text:tab/>stack.push(op1*op2);</text:p>
      <text:p text:style-name="P6"><text:tab/><text:tab/><text:tab/><text:tab/>break;</text:p>
      <text:p text:style-name="P6"><text:tab/><text:tab/><text:tab/>case '/':</text:p>
      <text:p text:style-name="P6"><text:tab/><text:tab/><text:tab/><text:tab/>op2 = stack.top(); stack.pop();</text:p>
      <text:p text:style-name="P6"><text:tab/><text:tab/><text:tab/><text:tab/>if (op2 == 0.0){</text:p>
      <text:p text:style-name="P6"><text:tab/><text:tab/><text:tab/><text:tab/><text:tab/>cerr &lt;&lt; "\nDivision durch 0 nicht definiert!\n";</text:p>
      <text:p text:style-name="P6"><text:tab/><text:tab/><text:tab/><text:tab/><text:tab/>stack.pop(); <text:tab/>///&lt; zweiten operanden v. stack, </text:p>
      <text:p text:style-name="P6"><text:tab/><text:tab/><text:tab/><text:tab/><text:tab/><text:tab/><text:tab/>///&lt; d.h. / wurde nicht ausgefuehrt</text:p>
      <text:p text:style-name="P6"><text:tab/><text:tab/><text:tab/><text:tab/>}</text:p>
      <text:p text:style-name="P6"><text:tab/><text:tab/><text:tab/><text:tab/>else{</text:p>
      <text:p text:style-name="P6"><text:tab/><text:tab/><text:tab/><text:tab/><text:tab/>op<text:span text:style-name="T10">1</text:span>= stack.top(); stack.pop();</text:p>
      <text:p text:style-name="P6"><text:tab/><text:tab/><text:tab/><text:tab/><text:tab/>stack.push(op1/op2);</text:p>
      <text:p text:style-name="P6"><text:tab/><text:tab/><text:tab/><text:tab/>}</text:p>
      <text:p text:style-name="P6"><text:tab/><text:tab/><text:tab/><text:tab/>break;</text:p>
      <text:p text:style-name="P6"><text:tab/><text:tab/><text:tab/>case '0': // a number was entered</text:p>
      <text:p text:style-name="P6"><text:tab/><text:tab/><text:tab/><text:tab/>stack.push(atof(input_line));</text:p>
      <text:p text:style-name="P6"><text:tab/><text:tab/><text:tab/><text:tab/>break;</text:p>
      <text:p text:style-name="P6"><text:tab/><text:tab/><text:tab/>case '=':</text:p>
      <text:p text:style-name="P6"><text:tab/><text:tab/><text:tab/><text:tab/>cout.precision(2);</text:p>
      <text:p text:style-name="P6"><text:tab/><text:tab/><text:tab/><text:tab/>cout &lt;&lt; "\nErgebnis = " &lt;&lt; stack.top() &lt;&lt; endl;</text:p>
      <text:p text:style-name="P6"><text:tab/><text:tab/><text:tab/>break;</text:p>
      <text:p text:style-name="P6"><text:tab/><text:tab/>}</text:p>
      <text:p text:style-name="P6"><text:tab/>} while (input_line[0]!='=');</text:p>
      <text:p text:style-name="P6"/>
      <text:p text:style-name="P6"><text:soft-page-break/><text:tab/>return 0;</text:p>
      <text:p text:style-name="P6">}</text:p>
      <text:p text:style-name="Standard"/>
      <text:p text:style-name="P11">stack.h</text:p>
      <text:p text:style-name="P7">class Stack{</text:p>
      <text:p text:style-name="P7"><text:tab/>private:</text:p>
      <text:p text:style-name="P7"><text:tab/><text:tab/>double* stack;</text:p>
      <text:p text:style-name="P7"><text:tab/><text:tab/>size_t size;</text:p>
      <text:p text:style-name="P7"><text:tab/><text:tab/>size_t sp;</text:p>
      <text:p text:style-name="P7"><text:tab/>public:</text:p>
      <text:p text:style-name="P7"><text:tab/><text:tab/>Stack(size_t size=100);</text:p>
      <text:p text:style-name="P7"><text:tab/><text:tab/><text:span text:style-name="T11">Stack(const stack&amp; other);</text:span></text:p>
      <text:p text:style-name="P7"><text:tab/><text:tab/>~Stack();</text:p>
      <text:p text:style-name="P7"><text:tab/><text:tab/></text:p>
      <text:p text:style-name="P7"><text:tab/><text:tab/>double top(); // <text:span text:style-name="T8">liefert oberstes Stack-Element</text:span></text:p>
      <text:p text:style-name="P7"><text:tab/><text:tab/>void push(double v); // <text:span text:style-name="T8">legt einen Wert auf den Stack</text:span></text:p>
      <text:p text:style-name="P7"><text:tab/><text:tab/>void pop();<text:tab/><text:tab/>// <text:span text:style-name="T8">löscht das oberste Stack-Element. </text:span></text:p>
      <text:p text:style-name="P7">};</text:p>
      <text:p text:style-name="Standard"/>
      <text:p text:style-name="Standard"/>
      <text:h text:style-name="Heading_20_2" text:outline-level="2"><text:bookmark-start text:name="__RefHeading__387_1849749987"/><text:span text:style-name="Citation"><text:span text:style-name="T1">Aufgabe: Klasse Ringschlange</text:span></text:span><text:bookmark-end text:name="__RefHeading__387_1849749987"/></text:h>
      <text:p text:style-name="Text_20_body">Eine Ringschlange ist eine Datenstruktur, die aus einem Array besteht und 2 sog. Zeiger hat. </text:p>
      <text:list xml:id="list7235308068536138746" text:style-name="L1">
        <text:list-item>
          <text:p text:style-name="P13">Einer zeigt auf den Anfang: front</text:p>
        </text:list-item>
        <text:list-item>
          <text:p text:style-name="P13">Einer zeigt auf das Ende: end</text:p>
        </text:list-item>
      </text:list>
      <text:p text:style-name="Text_20_body">Die Ringschlange unterstützt u.a. folgende Funktionen:</text:p>
      <text:list xml:id="list6271483403686485944" text:style-name="L2">
        <text:list-item>
          <text:p text:style-name="P14">void enqueue(int value);<text:line-break/>fügt den Wert value in die Ringschlange</text:p>
        </text:list-item>
        <text:list-item>
          <text:p text:style-name="P14">int dequeue(void)<text:line-break/>löscht einen wert aus der Ringschlange und gibt diesen zurück</text:p>
        </text:list-item>
      </text:list>
      <text:p text:style-name="Text_20_body">Die Ringschlange arbeitet nach dem FIFO-Prinzip.</text:p>
      <text:p text:style-name="Text_20_body">Der Name Ringschlange kommt daher, weil folgendes gelten muss:</text:p>
      <text:list xml:id="list1922739821731396494" text:style-name="L3">
        <text:list-item>
          <text:p text:style-name="P15">wenn front == end ist die Ringschlange leer</text:p>
        </text:list-item>
        <text:list-item>
          <text:p text:style-name="P15">beim Einfügen(enqueue) <text:line-break/>wird der front -Zeiger erhöht und der Wert an der Stelle des front-Zeigers gespeichert.<text:line-break/>Wenn der front-Zeiger das Arrayende erreicht hat, wird der front-Zeiger wieder auf 0 gesetzt.<text:line-break/>Aber ACHTUNG: der front-Zeiger darf den end-Zeiger nie einholen.</text:p>
        </text:list-item>
        <text:list-item>
          <text:p text:style-name="P15">Beim Löschen(dequeue) <text:line-break/>wird der Wert an der Stelle end-Zeiger zurückgegeben und der end-Zeiger wird ebenfalls erhöht. <text:line-break/>Wenn der end-Zeiger das Arrayende erreicht hat, wird der end-Zeiger wieder auf 0 gesetzt.<text:line-break/>Aber ACHTUNG: der end-Zeiger darf den front-Zeiger nie überholen.</text:p>
        </text:list-item>
      </text:list>
      <text:p text:style-name="Text_20_body">Aufgabe:</text:p>
      <text:list xml:id="list3280992859123886224" text:style-name="L4">
        <text:list-item>
          <text:p text:style-name="P16">Erstellen Sie die Klasse RingSchlange, wie oben beschrieben.</text:p>
        </text:list-item>
        <text:list-item>
          <text:p text:style-name="P17"><text:span text:style-name="T6">Verwenden Sie dieses T</text:span>estprogramm:</text:p>
        </text:list-item>
      </text:list>
      <text:p text:style-name="code"><text:soft-page-break/>// <text:span text:style-name="T6">test-ringschlange.cpp</text:span></text:p>
      <text:p text:style-name="P8">// <text:span text:style-name="T6">A.Hofmann , 2017</text:span></text:p>
      <text:p text:style-name="P8">// <text:span text:style-name="T6">g++ test-ringschlange.cpp ringschlange.cpp -o test-ringschlange.exe</text:span></text:p>
      <text:p text:style-name="P8">// ./<text:span text:style-name="T6">test-ringschlange.exe</text:span></text:p>
      <text:p text:style-name="code">#include &lt;iostream&gt;</text:p>
      <text:p text:style-name="code">using namespace std;</text:p>
      <text:p text:style-name="code"/>
      <text:p text:style-name="code">#include "ringschlange.h"</text:p>
      <text:p text:style-name="code"/>
      <text:p text:style-name="code">int main(int argc, char *argv[]){</text:p>
      <text:p text:style-name="code"><text:s text:c="4"/>Ringschlange rs(10);</text:p>
      <text:p text:style-name="code"><text:s text:c="2"/><text:tab/></text:p>
      <text:p text:style-name="code"><text:s text:c="2"/><text:tab/>cout &lt;&lt; "Ringschlange: Test-Programm ..." &lt;&lt; endl&lt;&lt;endl;</text:p>
      <text:p text:style-name="code"><text:tab/>rs.enqueue(1);</text:p>
      <text:p text:style-name="code"><text:tab/>rs.enqueue(2);</text:p>
      <text:p text:style-name="code"><text:tab/>rs.enqueue(3);</text:p>
      <text:p text:style-name="code"><text:tab/>rs.enqueue(4);</text:p>
      <text:p text:style-name="code"><text:tab/>cout &lt;&lt; "1,2,3,4 in die Ringschlange eingefuegt ..." &lt;&lt; endl&lt;&lt;endl;</text:p>
      <text:p text:style-name="code"/>
      <text:p text:style-name="code"><text:tab/>cout &lt;&lt; "1. Wert wieder rausgenommen ...";</text:p>
      <text:p text:style-name="code"><text:tab/>cout &lt;&lt; rs.dequeue() &lt;&lt; endl;</text:p>
      <text:p text:style-name="code"><text:tab/></text:p>
      <text:p text:style-name="code"><text:tab/>cout &lt;&lt; "2. Wert wieder rausgenommen ...";</text:p>
      <text:p text:style-name="code"><text:tab/>cout &lt;&lt; rs.dequeue() &lt;&lt; endl;</text:p>
      <text:p text:style-name="code"/>
      <text:p text:style-name="code"><text:tab/>cout &lt;&lt; "3. Wert wieder rausgenommen ...";</text:p>
      <text:p text:style-name="code"><text:tab/>cout &lt;&lt; rs.dequeue() &lt;&lt; endl;</text:p>
      <text:p text:style-name="code"/>
      <text:p text:style-name="code"><text:tab/>cout &lt;&lt; "4. Wert wieder rausgenommen ...";</text:p>
      <text:p text:style-name="code"><text:tab/>cout &lt;&lt; rs.dequeue() &lt;&lt; endl;</text:p>
      <text:p text:style-name="code"/>
      <text:p text:style-name="code"><text:tab/></text:p>
      <text:p text:style-name="code"><text:s text:c="4"/>return 0;</text:p>
      <text:p text:style-name="code">}</text:p>
      <text:p text:style-name="code">/* Ausgabe:</text:p>
      <text:p text:style-name="code">Ringschlange: Test-Programm ...</text:p>
      <text:p text:style-name="code"/>
      <text:p text:style-name="code">1,2,3,4 in die Ringschlange eingefuegt ...</text:p>
      <text:p text:style-name="code"/>
      <text:p text:style-name="code">1. Wert wieder rausgenommen ...1</text:p>
      <text:p text:style-name="code">2. Wert wieder rausgenommen ...2</text:p>
      <text:p text:style-name="code">3. Wert wieder rausgenommen ...3</text:p>
      <text:p text:style-name="code">4. Wert wieder rausgenommen ...4</text:p>
      <text:p text:style-name="code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Teletyp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CPP-NEW-intarray-dblstack-ringschlange.odt</text:file-name><text:tab/>Arbeitsunterlage</text:p>
      </style:header>
      <style:footer>
        <text:p text:style-name="Footer">Informatik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0-09-14T20:28:54</meta:creation-date>
    <meta:editing-cycles>31</meta:editing-cycles>
    <meta:editing-duration>PT13H18M7S</meta:editing-duration>
    <meta:initial-creator>Anton Hofmann</meta:initial-creator>
    <dc:date>2017-03-02T19:40:50.167579884</dc:date>
    <dc:creator>hofmann </dc:creator>
    <meta:document-statistic meta:table-count="0" meta:image-count="0" meta:object-count="0" meta:page-count="6" meta:paragraph-count="245" meta:word-count="978" meta:character-count="7266" meta:non-whitespace-character-count="616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meineVorlagen/arbeitsunterlage.ott" meta:date="2010-09-14T20:28:53"/>
  </office:meta>
</office:document-meta>
</file>